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 style:list-style-name="L1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/text:p>
      <text:p text:style-name="Standard"/>
      <text:p text:style-name="Standard"/>
      <text:p text:style-name="Standard"/>
      <text:p text:style-name="Standard"><text:tab/><text:span text:style-name="T1">Hello Dmitriy,</text:span></text:p>
      <text:p text:style-name="P1"/>
      <text:p text:style-name="P1"><text:tab/>The following are a few notes on the Typing Test challenge.</text:p>
      <text:p text:style-name="P1"/>
      <text:list xml:id="list7541177511315405309" text:style-name="L1">
        <text:list-item>
          <text:p text:style-name="P2">Changing status throughout test</text:p>
        </text:list-item>
        <text:list-item>
          <text:p text:style-name="P2">Timer which starts at beginning of test and stops at end</text:p>
        </text:list-item>
        <text:list-item>
          <text:p text:style-name="P2">A word counter that reacts to words being deleted as well</text:p>
        </text:list-item>
        <text:list-item>
          <text:p text:style-name="P2">A character counter</text:p>
        </text:list-item>
        <text:list-item>
          <text:p text:style-name="P2">A words-per-min that is displayed at end like requested</text:p>
        </text:list-item>
        <text:list-item>
          <text:p text:style-name="P2">A percent Error that is calculated at end based on spelling and accuracy </text:p>
        </text:list-item>
        <text:list-item>
          <text:p text:style-name="P2">A bottom pane that displays all unique characters typed at end of test</text:p>
        </text:list-item>
        <text:list-item>
          <text:p text:style-name="P2">A sample text that must be typed for test and is the bases for length of test</text:p>
        </text:list-item>
        <text:list-item>
          <text:p text:style-name="P2">A reset button that completely resets values and allows user to try again</text:p>
        </text:list-item>
      </text:list>
      <text:p text:style-name="P1"><text:tab/></text:p>
      <text:p text:style-name="P1"/>
      <text:p text:style-name="P1"><text:tab/>Test is best viewed in full window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eter Hernandez</meta:initial-creator>
    <meta:creation-date>2018-03-11T22:56:06.72</meta:creation-date>
    <meta:document-statistic meta:table-count="0" meta:image-count="0" meta:object-count="0" meta:page-count="1" meta:paragraph-count="14" meta:word-count="124" meta:character-count="634"/>
    <dc:date>2018-03-12T00:07:24.55</dc:date>
    <dc:creator>Peter Hernandez</dc:creator>
    <meta:editing-duration>PT56M7S</meta:editing-duration>
    <meta:editing-cycles>1</meta:editing-cycles>
    <meta:generator>OpenOffice/4.1.4$Win32 OpenOffice.org_project/414m5$Build-9788</meta:generator>
  </office:meta>
</office:document-meta>
</file>